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1cm"/>
    </style:style>
    <style:style style:name="co3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Verdana" fo:font-size="12pt" style:font-size-asian="12pt" style:font-size-complex="12pt"/>
    </style:style>
    <style:style style:name="ce4" style:family="table-cell" style:parent-style-name="Default" style:data-style-name="N8000">
      <style:table-cell-properties fo:wrap-option="wrap"/>
      <style:text-properties style:use-window-font-color="true" style:text-outline="false" style:text-line-through-style="none" style:font-name="Verdana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000">
      <style:text-properties style:font-name="Verdana" fo:font-size="12pt" style:font-size-asian="12pt" style:font-size-complex="12pt"/>
    </style:style>
    <style:style style:name="ce6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Verdana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1018" table:default-cell-style-name="ce3"/>
        <table:table-row table:style-name="ro2">
          <table:table-cell table:style-name="ce1" office:value-type="string">
            <text:p>Názov suroviny</text:p>
            <text:p>v surovom stave</text:p>
          </table:table-cell>
          <table:table-cell table:style-name="ce1" office:value-type="string">
            <text:p>Bielkov.</text:p>
          </table:table-cell>
          <table:table-cell table:style-name="ce1" office:value-type="string">
            <text:p>Sacharidy</text:p>
          </table:table-cell>
          <table:table-cell table:style-name="ce1" office:value-type="string">
            <text:p>Tuky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Vaječný bielok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3">
            <text:p>0.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Vaječný žĺtok</text:p>
          </table:table-cell>
          <table:table-cell table:style-name="ce4" office:value-type="float" office:value="16.3">
            <text:p>16.3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32.1">
            <text:p>32.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aranie stehno</text:p>
          </table:table-cell>
          <table:table-cell table:style-name="ce4" office:value-type="float" office:value="12.9">
            <text:p>12.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ažant</text:p>
          </table:table-cell>
          <table:table-cell table:style-name="ce4" office:value-type="float" office:value="19.8">
            <text:p>19.8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4.8">
            <text:p>14.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ravčové stehno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ravčový bôčik</text:p>
          </table:table-cell>
          <table:table-cell table:style-name="ce4" office:value-type="float" office:value="8.2">
            <text:p>8.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.4">
            <text:p>50.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ryndza polotučná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8.7">
            <text:p>8.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ryndza tučná</text:p>
          </table:table-cell>
          <table:table-cell table:style-name="ce4" office:value-type="float" office:value="19.8">
            <text:p>19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7.6">
            <text:p>17.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Celozrnný chlieb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51.7">
            <text:p>51.7</text:p>
          </table:table-cell>
          <table:table-cell table:style-name="ce4" office:value-type="float" office:value="1.6">
            <text:p>1.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elozrnný chlieb podpoliansky</text:p>
          </table:table-cell>
          <table:table-cell table:style-name="ce4" office:value-type="float" office:value="11.5">
            <text:p>11.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Cottage Cheese (čerstvý syr) - Rajo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idam</text:p>
          </table:table-cell>
          <table:table-cell table:style-name="ce4" office:value-type="float" office:value="29.2">
            <text:p>29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4.6">
            <text:p>14.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mentál</text:p>
          </table:table-cell>
          <table:table-cell table:style-name="ce4" office:value-type="float" office:value="25.8">
            <text:p>25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5.6">
            <text:p>25.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cián (Hermelín)</text:p>
          </table:table-cell>
          <table:table-cell table:style-name="ce4" office:value-type="float" office:value="20.2">
            <text:p>20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0.2">
            <text:p>20.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Fazuľa</text:p>
          </table:table-cell>
          <table:table-cell table:style-name="ce4" office:value-type="float" office:value="21.4">
            <text:p>21.4</text:p>
          </table:table-cell>
          <table:table-cell table:style-name="ce4" office:value-type="float" office:value="61.6">
            <text:p>61.6</text:p>
          </table:table-cell>
          <table:table-cell table:style-name="ce4" office:value-type="float" office:value="1.6">
            <text:p>1.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Filé z tresky</text:p>
          </table:table-cell>
          <table:table-cell table:style-name="ce4" office:value-type="float" office:value="16.5">
            <text:p>16.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4">
            <text:p>0.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Granola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8.3">
            <text:p>18.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olubie mäso</text:p>
          </table:table-cell>
          <table:table-cell table:style-name="ce4" office:value-type="float" office:value="22.1">
            <text:p>22.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ovädzie predné</text:p>
          </table:table-cell>
          <table:table-cell table:style-name="ce4" office:value-type="float" office:value="20.7">
            <text:p>20.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.8">
            <text:p>9.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ovädzie zadné</text:p>
          </table:table-cell>
          <table:table-cell table:style-name="ce4" office:value-type="float" office:value="20.8">
            <text:p>20.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5">
            <text:p>6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rach</text:p>
          </table:table-cell>
          <table:table-cell table:style-name="ce4" office:value-type="float" office:value="23.8">
            <text:p>23.8</text:p>
          </table:table-cell>
          <table:table-cell table:style-name="ce4" office:value-type="float" office:value="60.2">
            <text:p>60.2</text:p>
          </table:table-cell>
          <table:table-cell table:style-name="ce4" office:value-type="float" office:value="1.4">
            <text:p>1.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hlieb grahamový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51.7">
            <text:p>51.7</text:p>
          </table:table-cell>
          <table:table-cell table:style-name="ce4" office:value-type="float" office:value="1.6">
            <text:p>1.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hlieb pšeničný biely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6.7">
            <text:p>56.7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Jahňacina</text:p>
          </table:table-cell>
          <table:table-cell table:style-name="ce4" office:value-type="float" office:value="12.9">
            <text:p>12.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.6">
            <text:p>13.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Jogurt biely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4.5">
            <text:p>4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Jogurt ovocný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18.7">
            <text:p>18.7</text:p>
          </table:table-cell>
          <table:table-cell table:style-name="ce4" office:value-type="float" office:value="3.8">
            <text:p>3.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Kačka, hus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Kapor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8">
            <text:p>3.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Kefír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3.6">
            <text:p>3.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Králik domáci</text:p>
          </table:table-cell>
          <table:table-cell table:style-name="ce4" office:value-type="float" office:value="14.8">
            <text:p>14.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5">
            <text:p>5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Krupica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75.6">
            <text:p>75.6</text:p>
          </table:table-cell>
          <table:table-cell table:style-name="ce4" office:value-type="float" office:value="0.7">
            <text:p>0.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Kura - broiler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">
            <text:p>4.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Kyslá smotana 12% tuku</text:p>
          </table:table-cell>
          <table:table-cell table:style-name="ce4" office:value-type="float" office:value="3.2">
            <text:p>3.2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dvinky bravčové</text:p>
          </table:table-cell>
          <table:table-cell table:style-name="ce4" office:value-type="float" office:value="15.5">
            <text:p>15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4.4">
            <text:p>4.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dvinky hovädzie</text:p>
          </table:table-cell>
          <table:table-cell table:style-name="ce4" office:value-type="float" office:value="13.5">
            <text:p>13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krela (bez vnútorností)</text:p>
          </table:table-cell>
          <table:table-cell table:style-name="ce4" office:value-type="float" office:value="11.4">
            <text:p>11.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3">
            <text:p>7.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akrela (pečená)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14">
            <text:p>1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akrela - udenáč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lieko nízkotučné</text:p>
          </table:table-cell>
          <table:table-cell table:style-name="ce4" office:value-type="float" office:value="3.2">
            <text:p>3.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lieko polotučné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.5">
            <text:p>1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orka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5">
            <text:p>1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ozoček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8.2">
            <text:p>8.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Niva</text:p>
          </table:table-cell>
          <table:table-cell table:style-name="ce4" office:value-type="float" office:value="19.2">
            <text:p>19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25.7">
            <text:p>25.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Olomoucké syrečky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8">
            <text:p>0.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Ostatné teľacie s kosťami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4.8">
            <text:p>4.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vsené vločky</text:p>
          </table:table-cell>
          <table:table-cell table:style-name="ce4" office:value-type="float" office:value="16.3">
            <text:p>16.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.6">
            <text:p>3.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ečeň bravčová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.5">
            <text:p>4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ečeň hovädzia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4.1">
            <text:p>4.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ečené zemiaky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.5">
            <text:p>0.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iškóty detské OPAVIA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77.8">
            <text:p>77.8</text:p>
          </table:table-cell>
          <table:table-cell table:style-name="ce4" office:value-type="float" office:value="1.1">
            <text:p>1.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repelica</text:p>
          </table:table-cell>
          <table:table-cell table:style-name="ce4" office:value-type="float" office:value="24.3">
            <text:p>24.3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struh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8">
            <text:p>0.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Romadur</text:p>
          </table:table-cell>
          <table:table-cell table:style-name="ce4" office:value-type="float" office:value="18.1">
            <text:p>18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7.2">
            <text:p>17.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Ryža</text:p>
          </table:table-cell>
          <table:table-cell table:style-name="ce4" office:value-type="float" office:value="7.6">
            <text:p>7.6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.6">
            <text:p>0.6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ardinky v oleji (vo vlastnej šťave)</text:p>
          </table:table-cell>
          <table:table-cell table:style-name="ce4" office:value-type="float" office:value="21.1">
            <text:p>21.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rdinky v tomate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5">
            <text:p>1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leď - udenáč</text:p>
          </table:table-cell>
          <table:table-cell table:style-name="ce4" office:value-type="float" office:value="22.2">
            <text:p>22.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.9">
            <text:p>12.9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leď - zavináč</text:p>
          </table:table-cell>
          <table:table-cell table:style-name="ce4" office:value-type="float" office:value="19.8">
            <text:p>19.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.8">
            <text:p>14.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lezina</text:p>
          </table:table-cell>
          <table:table-cell table:style-name="ce4" office:value-type="float" office:value="16.9">
            <text:p>16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liepka</text:p>
          </table:table-cell>
          <table:table-cell table:style-name="ce4" office:value-type="float" office:value="11.5">
            <text:p>11.5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6">
            <text:p>1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oja</text:p>
          </table:table-cell>
          <table:table-cell table:style-name="ce4" office:value-type="float" office:value="49.6">
            <text:p>49.6</text:p>
          </table:table-cell>
          <table:table-cell table:style-name="ce4" office:value-type="float" office:value="30.9">
            <text:p>30.9</text:p>
          </table:table-cell>
          <table:table-cell table:style-name="ce4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rdce bravčové</text:p>
          </table:table-cell>
          <table:table-cell table:style-name="ce4" office:value-type="float" office:value="16.4">
            <text:p>16.4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4.6">
            <text:p>4.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rdce hovädzie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3.5">
            <text:p>3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rnec</text:p>
          </table:table-cell>
          <table:table-cell table:style-name="ce4" office:value-type="float" office:value="13.5">
            <text:p>13.5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1.2">
            <text:p>1.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ušené plnotučné mlieko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5">
            <text:p>2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yr - Žervé</text:p>
          </table:table-cell>
          <table:table-cell table:style-name="ce4" office:value-type="float" office:value="12.4">
            <text:p>12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5">
            <text:p>15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yr tavený 30% tuku v sušine (t.v.s.)</text:p>
          </table:table-cell>
          <table:table-cell table:style-name="ce4" office:value-type="float" office:value="19.6">
            <text:p>19.6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11.4">
            <text:p>11.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yr zlato</text:p>
          </table:table-cell>
          <table:table-cell table:style-name="ce4" office:value-type="float" office:value="25.7">
            <text:p>25.7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3.8">
            <text:p>13.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Šľahačka 33% tuku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33">
            <text:p>3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Šošovica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59.5">
            <text:p>59.5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Špagety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Šťuka</text:p>
          </table:table-cell>
          <table:table-cell table:style-name="ce4" office:value-type="float" office:value="18.8">
            <text:p>18.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avený ementál 35% tuku v sušine (t.v.s.)</text:p>
          </table:table-cell>
          <table:table-cell table:style-name="ce4" office:value-type="float" office:value="21.2">
            <text:p>21.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23.4">
            <text:p>23.4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Tavený smotanový syr 45% tuku v sušine (t.v.s.)</text:p>
          </table:table-cell>
          <table:table-cell table:style-name="ce4" office:value-type="float" office:value="15.9">
            <text:p>15.9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8">
            <text:p>1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Teľacie stehno</text:p>
          </table:table-cell>
          <table:table-cell table:style-name="ce4" office:value-type="float" office:value="21.8">
            <text:p>21.8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Tofu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5.2">
            <text:p>5.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varoh Danone jemný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6">
            <text:p>0.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varoh mäkký (netučný)</text:p>
          </table:table-cell>
          <table:table-cell table:style-name="ce4" office:value-type="float" office:value="19.4">
            <text:p>19.4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0.3">
            <text:p>0.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varoh Rajo nízkotučný</text:p>
          </table:table-cell>
          <table:table-cell table:style-name="ce4" office:value-type="float" office:value="17.5">
            <text:p>17.5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2.5">
            <text:p>2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Úhor</text:p>
          </table:table-cell>
          <table:table-cell table:style-name="ce4" office:value-type="float" office:value="18.6">
            <text:p>18.6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Vnútornosti priemer (ostatné)</text:p>
          </table:table-cell>
          <table:table-cell table:style-name="ce4" office:value-type="float" office:value="16.3">
            <text:p>16.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.9">
            <text:p>7.9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Zahustené mlieko nesladené (v plechovke)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">
            <text:p>9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Zahustené mlieko sladené (v plechovke)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3.3">
            <text:p>53.3</text:p>
          </table:table-cell>
          <table:table-cell table:style-name="ce4" office:value-type="float" office:value="9.5">
            <text:p>9.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Zajac</text:p>
          </table:table-cell>
          <table:table-cell table:style-name="ce4" office:value-type="float" office:value="16.8">
            <text:p>16.8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0.8">
            <text:p>0.8</text:p>
          </table:table-cell>
          <table:table-cell table:number-columns-repeated="1017"/>
        </table:table-row>
        <table:table-row table:style-name="ro3">
          <table:table-cell office:value-type="string">
            <text:p>Rajčiny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.23">
            <text:p>0.23</text:p>
          </table:table-cell>
          <table:table-cell table:number-columns-repeated="1017"/>
        </table:table-row>
        <table:table-row table:style-name="ro3">
          <table:table-cell office:value-type="string">
            <text:p>Uhorka šalátová</text:p>
          </table:table-cell>
          <table:table-cell table:style-name="ce5" office:value-type="float" office:value="0.82">
            <text:p>0.8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18">
            <text:p>0.18</text:p>
          </table:table-cell>
          <table:table-cell table:number-columns-repeated="1017"/>
        </table:table-row>
        <table:table-row table:style-name="ro3" table:number-rows-repeated="4">
          <table:table-cell table:style-name="ce2" table:number-columns-repeated="4"/>
          <table:table-cell table:number-columns-repeated="1017"/>
        </table:table-row>
        <table:table-row table:style-name="ro3" table:number-rows-repeated="76">
          <table:table-cell table:style-name="ce2"/>
          <table:table-cell table:style-name="ce6"/>
          <table:table-cell table:style-name="ce2" table:number-columns-repeated="2"/>
          <table:table-cell table:number-columns-repeated="1017"/>
        </table:table-row>
        <table:table-row table:style-name="ro3" table:number-rows-repeated="104840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15.07.2023</text:date>, <text:time>20:29:12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7:41:07.62</meta:creation-date>
    <dc:date>2023-07-15T20:29:12.44</dc:date>
    <meta:editing-duration>PT23M46S</meta:editing-duration>
    <meta:editing-cycles>9</meta:editing-cycles>
    <meta:generator>OpenOffice/4.1.14$Win32 OpenOffice.org_project/4114m1$Build-9811</meta:generator>
    <meta:document-statistic meta:table-count="3" meta:cell-count="348" meta:object-count="0"/>
  </office:meta>
</office:document-meta>
</file>